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cm" svg:height="7.5cm" svg:x="1.8cm" svg:y="1.5cm">
          <text:p text:style-name="P1">Sh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3cm" svg:height="7.5cm" svg:x="1.8cm" svg:y="11.1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3cm" svg:height="7.5cm" svg:x="1.8cm" svg:y="20.7cm">
          <text:p text:style-name="P1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2.1cm" svg:x="10cm" svg:y="9cm">
          <text:p/>
          <draw:enhanced-geometry svg:viewBox="0 0 21600 21600" draw:text-areas="?f0 0 ?f2 ?f5" draw:type="down-arrow" draw:modifiers="16274.5359352689 5761.438561438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cm" svg:height="2.1cm" svg:x="9.9cm" svg:y="1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5.8cm" svg:height="0.9cm" svg:x="2.7cm" svg:y="2.2cm">
          <text:p text:style-name="P2"><text:span text:style-name="T1">Basic concep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8cm" svg:x="2.7cm" svg:y="3.4cm">
          <text:p text:style-name="P2"><text:span text:style-name="T1">Attacks on shout and</text:span></text:p>
          <text:p text:style-name="P2"><text:span text:style-name="T1">methods of prevention.</text:span></text:p>
          <text:p text:style-name="P2"><text:span text:style-name="T1">Working towards best</text:span></text:p>
          <text:p text:style-name="P2"><text:span text:style-name="T1">shout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0.9cm" svg:x="12.3cm" svg:y="2.2cm">
          <text:p text:style-name="P2"><text:span text:style-name="T1">New shout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0.8cm" svg:x="12.3cm" svg:y="7.3cm">
          <text:p text:style-name="P2"><text:span text:style-name="T1">Proof of concep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3.6cm" svg:x="12.3cm" svg:y="3.4cm">
          <text:p text:style-name="P2"><text:span text:style-name="T1">Formal proo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2cm" svg:x="2.699cm" svg:y="11.8cm">
          <text:p text:style-name="P2"><text:span text:style-name="T1">Anonymity and shout</text:span></text:p>
          <text:p text:style-name="P2"><text:span text:style-name="T1">conside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5cm" svg:x="2.7cm" svg:y="13.3cm">
          <text:p text:style-name="P2"><text:span text:style-name="T1">Network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2cm" svg:x="12.3cm" svg:y="11.9cm">
          <text:p text:style-name="P2"><text:span text:style-name="T1">Formal proo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5.9cm" svg:x="12.4cm" svg:y="21.5cm">
          <text:p text:style-name="P2"><text:span text:style-name="T1">File sharing application</text:span></text:p>
          <text:p text:style-name="P2"><text:span text:style-name="T1">with proof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4cm" svg:x="2.7cm" svg:y="21.5cm">
          <text:p text:style-name="P2"><text:span text:style-name="T1">Anonymity, shout and</text:span></text:p>
          <text:p text:style-name="P2"><text:span text:style-name="T1">network conside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4.2cm" svg:x="2.7cm" svg:y="23.2cm">
          <text:p text:style-name="P2"><text:span text:style-name="T1">Basic chat application</text:span></text:p>
          <text:p text:style-name="P2"><text:span text:style-name="T1">with proof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cm" svg:height="1.4cm" svg:x="12.3cm" svg:y="16.4cm">
          <text:p text:style-name="P2"><text:span text:style-name="T1">Proof of concep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cm" svg:height="0.7cm" svg:x="3cm" svg:y="13.5cm">
          <text:p text:style-name="P3"><text:span text:style-name="T2">Existing design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1-27T11:00:11</meta:creation-date>
    <dc:date>2013-01-27T22:46:03</dc:date>
    <dc:creator>Luke </dc:creator>
    <meta:editing-duration>PT11H30M42S</meta:editing-duration>
    <meta:editing-cycles>3</meta:editing-cycles>
    <meta:generator>LibreOffice/3.5$Linux_x86 LibreOffice_project/350m1$Build-2</meta:generator>
    <meta:document-statistic meta:object-count="18"/>
  </office:meta>
</office:document-meta>
</file>